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037" number:language="nl" number:country="BE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037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7"/>
        <table:table-column table:style-name="co2" table:default-cell-style-name="Default"/>
        <table:table-column table:style-name="co1" table:number-columns-repeated="6" table:default-cell-style-name="Default"/>
        <table:table-row table:style-name="ro1" table:number-rows-repeated="2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Default"/>
          <table:table-cell table:style-name="ce2" office:value-type="string" calcext:value-type="string">
            <text:p>Logboek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/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aa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eek 7</text:p>
          </table:table-cell>
          <table:table-cell table:style-name="ce5" office:value-type="date" office:date-value="2017-02-13" calcext:value-type="date">
            <text:p>13/02/17</text:p>
          </table:table-cell>
          <table:table-cell office:value-type="string" calcext:value-type="string">
            <text:p>Communicatieles 1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verleg met mr Derua en mr. De Weert over mogelijke strategie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mogelijkheden/verschillen Kimaip-knx en SIM-knx van tapko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4" calcext:value-type="date">
            <text:p>14/02/17</text:p>
          </table:table-cell>
          <table:table-cell office:value-type="string" calcext:value-type="string">
            <text:p>Opzoeken udoo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udoobuntu op udoo quad bord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5" calcext:value-type="date">
            <text:p>15/02/17</text:p>
          </table:table-cell>
          <table:table-cell office:value-type="string" calcext:value-type="string">
            <text:p>Experimenteren met andere kernel versie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Maken + experimenteren buildroot filesystem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6" calcext:value-type="date">
            <text:p>16/02/17</text:p>
          </table:table-cell>
          <table:table-cell office:value-type="string" calcext:value-type="string">
            <text:p>Uitzoeken werking i2c bus op targe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Aanpassen device tree voor activatie i2c1 en uart5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17" calcext:value-type="date">
            <text:p>17/02/17</text:p>
          </table:table-cell>
          <table:table-cell office:value-type="string" calcext:value-type="string">
            <text:p>Builden + testen freescale kernel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8</text:p>
          </table:table-cell>
          <table:table-cell table:style-name="ce5" office:value-type="date" office:date-value="2017-02-18" calcext:value-type="date">
            <text:p>18/02/17</text:p>
          </table:table-cell>
          <table:table-cell office:value-type="string" calcext:value-type="string">
            <text:p>Uittesten device tree editor udoobuntu (inspiratie voor eigen dtb)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Vergadering voor opstartverslag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Uart en i2c testprogramma’s werken samen met mainline kernel + buildroo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0" calcext:value-type="date">
            <text:p>20/02/17</text:p>
          </table:table-cell>
          <table:table-cell office:value-type="string" calcext:value-type="string">
            <text:p>Experimenteren met uboot env en 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Builden van mainline u-boot + eigen startupscripts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1" calcext:value-type="date">
            <text:p>21/02/17</text:p>
          </table:table-cell>
          <table:table-cell office:value-type="string" calcext:value-type="string">
            <text:p>Solderen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nodigde packages voor buildroot installeren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2" calcext:value-type="date">
            <text:p>22/02/17</text:p>
          </table:table-cell>
          <table:table-cell office:value-type="string" calcext:value-type="string">
            <text:p>Bestuderen datasheet SIM-knx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Testen SIM-knx + prototype pcb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Opzetten van developement environmen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3" calcext:value-type="date">
            <text:p>23/02/17</text:p>
          </table:table-cell>
          <table:table-cell office:value-type="string" calcext:value-type="string">
            <text:p>Begin maken classes voor sim-knx communicatie</text:p>
          </table:table-cell>
          <table:table-cell table:number-columns-repeated="6"/>
        </table:table-row>
        <table:table-row table:style-name="ro1">
          <table:table-cell/>
          <table:table-cell table:style-name="ce5"/>
          <table:table-cell table:number-columns-repeated="7"/>
        </table:table-row>
        <table:table-row table:style-name="ro1">
          <table:table-cell office:value-type="string" calcext:value-type="string">
            <text:p>Week 9</text:p>
          </table:table-cell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Communicatieles 3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Uitzoeken werking google-test framework + integratie cmake/clion</text:p>
          </table:table-cell>
          <table:table-cell/>
          <table:table-cell office:value-type="string" calcext:value-type="string">
            <text:p>http://stackoverflow.com/questions/33638433/setup-google-test-in-clion</text:p>
          </table:table-cell>
          <table:table-cell table:number-columns-repeated="4"/>
        </table:table-row>
        <table:table-row table:style-name="ro1">
          <table:table-cell/>
          <table:table-cell table:style-name="ce5" office:value-type="date" office:date-value="2017-02-27" calcext:value-type="date">
            <text:p>27/02/17</text:p>
          </table:table-cell>
          <table:table-cell office:value-type="string" calcext:value-type="string">
            <text:p>Tests voor commando classe met google-test framework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Tests worden uitgevoerd door travis-ci via gi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2-28" calcext:value-type="date">
            <text:p>28/02/17</text:p>
          </table:table-cell>
          <table:table-cell office:value-type="string" calcext:value-type="string">
            <text:p>Zenden en ontvangen op de bus via een object</text:p>
          </table:table-cell>
          <table:table-cell table:number-columns-repeated="6"/>
        </table:table-row>
        <table:table-row table:style-name="ro1">
          <table:table-cell/>
          <table:table-cell table:style-name="ce5" office:value-type="date" office:date-value="2017-03-01" calcext:value-type="date">
            <text:p>01/03/17</text:p>
          </table:table-cell>
          <table:table-cell office:value-type="string" calcext:value-type="string">
            <text:p>Maken Plann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1" calcext:value-type="date">
            <text:p>01/03/17</text:p>
          </table:table-cell>
          <table:table-cell office:value-type="string" calcext:value-type="string">
            <text:p>Kleine testen met verschillende datatypes op de bu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Aanmaken van objecten via json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3" calcext:value-type="date">
            <text:p>03/03/17</text:p>
          </table:table-cell>
          <table:table-cell office:value-type="string" calcext:value-type="string">
            <text:p>Webpagina voor json config file aan te pass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0</text:p>
          </table:table-cell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Communicatieles 4 (+ positioneringstest schakelprogramma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6" calcext:value-type="date">
            <text:p>06/03/17</text:p>
          </table:table-cell>
          <table:table-cell office:value-type="string" calcext:value-type="string">
            <text:p>Uittesten communicatie via udp via netcat + wireshark + mini qt-serv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7" calcext:value-type="date">
            <text:p>07/03/17</text:p>
          </table:table-cell>
          <table:table-cell office:value-type="string" calcext:value-type="string">
            <text:p>Communicatie tussen php en c++ via udp socket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Debian filesystem met local-compiler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8" calcext:value-type="date">
            <text:p>08/03/17</text:p>
          </table:table-cell>
          <table:table-cell office:value-type="string" calcext:value-type="string">
            <text:p>Testen + debuggen geheel (sim-knx + udp + webapp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09" calcext:value-type="date">
            <text:p>09/03/17</text:p>
          </table:table-cell>
          <table:table-cell office:value-type="string" calcext:value-type="string">
            <text:p>Jobbeur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1</text:p>
          </table:table-cell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Verder debuggen cod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4" calcext:value-type="date">
            <text:p>14/03/17</text:p>
          </table:table-cell>
          <table:table-cell office:value-type="string" calcext:value-type="string">
            <text:p>testen geheel in labo (vanop website schakelen, dimmen en scenes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Aansturen led via linux gpio-devic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Experimenteren met homebridge + bestaande plugins (weather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5" calcext:value-type="date">
            <text:p>15/03/17</text:p>
          </table:table-cell>
          <table:table-cell office:value-type="string" calcext:value-type="string">
            <text:p>Led aan/uit via eigen plugin voor homebridg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6" calcext:value-type="date">
            <text:p>16/03/17</text:p>
          </table:table-cell>
          <table:table-cell office:value-type="string" calcext:value-type="string">
            <text:p>Testen met siri als besturing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Feedback via polling van objecten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2</text:p>
          </table:table-cell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gin maken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0" calcext:value-type="date">
            <text:p>20/03/17</text:p>
          </table:table-cell>
          <table:table-cell office:value-type="string" calcext:value-type="string">
            <text:p>Bespreking met Mr. Dam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1" calcext:value-type="date">
            <text:p>21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2" calcext:value-type="date">
            <text:p>22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Schrij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Bespreking met Mr. Dams over presentatie +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3</text:p>
          </table:table-cell>
          <table:table-cell office:value-type="date" office:date-value="2017-03-27" calcext:value-type="date">
            <text:p>27/03/17</text:p>
          </table:table-cell>
          <table:table-cell office:value-type="string" calcext:value-type="string">
            <text:p>Begin homekit-knx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Tussentijdse presenta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Verder werken aan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Plugin verwijderd accessery’s uit de cache als ze niet meer in config file zij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0" calcext:value-type="date">
            <text:p>30/03/17</text:p>
          </table:table-cell>
          <table:table-cell office:value-type="string" calcext:value-type="string">
            <text:p>Begin maken ets impor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3-31" calcext:value-type="date">
            <text:p>31/03/17</text:p>
          </table:table-cell>
          <table:table-cell office:value-type="string" calcext:value-type="string">
            <text:p>Eerste versie ets import klaar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6</text:p>
          </table:table-cell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Webconfig en etsimport verder aanpassen voor ver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19" calcext:value-type="date">
            <text:p>19/04/17</text:p>
          </table:table-cell>
          <table:table-cell office:value-type="string" calcext:value-type="string">
            <text:p>Homebridge plugin aanpassen voor vernieuwde config fil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0" calcext:value-type="date">
            <text:p>20/04/17</text:p>
          </table:table-cell>
          <table:table-cell office:value-type="string" calcext:value-type="string">
            <text:p>Plugin gekoppeld aan bus via sim_knx zonder feedback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1" calcext:value-type="date">
            <text:p>21/04/17</text:p>
          </table:table-cell>
          <table:table-cell office:value-type="string" calcext:value-type="string">
            <text:p>Feedback van objecten over udp → probleem met javascript callbacks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7</text:p>
          </table:table-cell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robleem met asynchrone callbacks opgelost. Homebridge callback wordt nu via omweg als argument aan udp receive meegegeven</text:p>
          </table:table-cell>
          <table:table-cell table:number-columns-repeated="5"/>
          <table:table-cell office:value-type="string" calcext:value-type="string">
            <text:p>http://stackoverflow.com/questions/31394416/pass-extra-parameter-to-nodejs-http-callback-method</text:p>
          </table:table-cell>
        </table:table-row>
        <table:table-row table:style-name="ro1">
          <table:table-cell/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Plugin werkt voor lampen, dimmers en rolluiken werken deels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Dimmer object heeft nu eigen schakelobject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5" calcext:value-type="date">
            <text:p>25/04/17</text:p>
          </table:table-cell>
          <table:table-cell office:value-type="string" calcext:value-type="string">
            <text:p>Rolluik werkt nu volledig (nog zonder feedback)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7" calcext:value-type="date">
            <text:p>27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Feedback objecten in homebridge plugin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Etsimport + webconfig verbeterd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4-28" calcext:value-type="date">
            <text:p>28/04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table:style-name="ce2"/>
          <table:table-cell table:number-columns-repeated="7"/>
        </table:table-row>
        <table:table-row table:style-name="ro1">
          <table:table-cell office:value-type="string" calcext:value-type="string">
            <text:p>Week 18</text:p>
          </table:table-cell>
          <table:table-cell office:value-type="date" office:date-value="2017-05-02" calcext:value-type="date">
            <text:p>02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Test homekit in het labo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3" calcext:value-type="date">
            <text:p>03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>
          <table:table-cell/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Geschreven aan scriptie</text:p>
          </table:table-cell>
          <table:table-cell table:number-columns-repeated="6"/>
        </table:table-row>
        <table:table-row table:style-name="ro1" table:number-rows-repeated="15">
          <table:table-cell/>
          <table:table-cell table:style-name="ce2"/>
          <table:table-cell table:number-columns-repeated="7"/>
        </table:table-row>
        <table:table-row table:style-name="ro1">
          <table:table-cell/>
          <table:table-cell table:style-name="ce2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0:35:14.3361176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3:20:18.247590539</meta:creation-date>
    <dc:date>2017-05-04T10:35:24.277172282</dc:date>
    <meta:editing-duration>PT1H51M19S</meta:editing-duration>
    <meta:editing-cycles>55</meta:editing-cycles>
    <meta:generator>LibreOffice/5.3.2.2$Linux_X86_64 LibreOffice_project/30m0$Build-2</meta:generator>
    <meta:document-statistic meta:table-count="1" meta:cell-count="159" meta:object-count="0"/>
  </office:meta>
</office:document-meta>
</file>